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textarea-horizontal-align="justify" draw:textarea-vertical-align="middle" draw:auto-grow-height="false" fo:min-height="0.882cm" fo:min-width="1.904cm"/>
      <style:paragraph-properties style:writing-mode="lr-tb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0.882cm" fo:min-width="2.1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color="#000000" draw:marker-end="Arrowheads_20_2" draw:marker-end-width="0.3cm" svg:stroke-linecap="butt" draw:fill="none" draw:textarea-vertical-align="middle"/>
    </style:style>
    <style:style style:name="gr5" style:family="graphic" style:parent-style-name="objectwithoutfill">
      <style:graphic-properties draw:stroke="dash" draw:stroke-dash="Long_20_Dash_20__28_Rounded_29_" svg:stroke-width="0.018cm" svg:stroke-color="#000000" draw:marker-start-width="0.227cm" draw:marker-end="Arrowheads_20_2" draw:marker-end-width="0.327cm" svg:stroke-linecap="round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dash" draw:stroke-dash="Long_20_Dash_20__28_Rounded_29_" svg:stroke-color="#000000" draw:marker-end="Arrowheads_20_2" draw:marker-end-width="0.3cm" svg:stroke-linecap="round" draw:fill="none" draw:textarea-vertical-align="middle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3pt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xml:id="id3" draw:id="id3" draw:layer="layout" svg:width="3.4cm" svg:height="1.6cm" svg:x="5.1cm" svg:y="11.6cm">
          <text:p text:style-name="P1">exchange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4cm" svg:height="1.6cm" svg:x="5cm" svg:y="8.8cm">
          <text:p text:style-name="P1">accpe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4cm" svg:height="1.6cm" svg:x="15.8cm" svg:y="9.1cm">
          <text:p text:style-name="P1">recv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8cm" svg:height="1.6cm" svg:x="15.8cm" svg:y="13cm">
          <text:p text:style-name="P1">sender_to_clien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275cm" svg:x="5.2cm" svg:y="7.117cm">
          <draw:text-box>
            <text:p><text:span text:style-name="T1">Test_2.c</text:span></text:p>
          </draw:text-box>
        </draw:frame>
        <draw:frame draw:style-name="gr3" draw:text-style-name="P3" draw:layer="layout" svg:width="4cm" svg:height="1.275cm" svg:x="15.4cm" svg:y="7.118cm">
          <draw:text-box>
            <text:p><text:span text:style-name="T1">Test_2.Thread.c</text:span></text:p>
          </draw:text-box>
        </draw:frame>
        <draw:connector draw:style-name="gr4" draw:text-style-name="P4" draw:layer="layout" draw:type="curve" svg:x1="8.4cm" svg:y1="9.6cm" svg:x2="16cm" svg:y2="9.6cm" draw:start-shape="id1" draw:start-glue-point="10" svg:d="M8400 9600h7600" svg:viewBox="0 0 7601 1">
          <text:p/>
        </draw:connector>
        <draw:connector draw:style-name="gr5" draw:text-style-name="P4" draw:layer="layout" draw:type="curve" svg:x1="16.298cm" svg:y1="10.466cm" svg:x2="8.5cm" svg:y2="12.4cm" draw:start-shape="id2" draw:start-glue-point="7" draw:end-shape="id3" draw:end-glue-point="10" svg:d="M16298 10466c0 1290-2599 1934-7798 1934" svg:viewBox="0 0 7799 1935">
          <text:p/>
        </draw:connector>
        <draw:connector draw:style-name="gr6" draw:text-style-name="P4" draw:layer="layout" draw:type="curve" svg:x1="6.8cm" svg:y1="13.2cm" svg:x2="15.8cm" svg:y2="13.8cm" draw:start-shape="id3" draw:start-glue-point="8" draw:end-shape="id4" draw:end-glue-point="6" svg:d="M6800 13200c0 400 3000 600 9000 600" svg:viewBox="0 0 9001 601">
          <text:p/>
        </draw:connector>
        <draw:custom-shape draw:style-name="gr1" draw:text-style-name="P2" xml:id="id5" draw:id="id5" draw:layer="layout" svg:width="3.4cm" svg:height="1.6cm" svg:x="12.8cm" svg:y="3.3cm">
          <text:p text:style-name="P1">Telnet</text:p>
          <text:p text:style-name="P1">e,t,c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14.5cm" svg:y1="4.9cm" svg:x2="7.902cm" svg:y2="9.034cm" draw:start-shape="id5" draw:start-glue-point="8" draw:end-shape="id1" draw:end-glue-point="11" svg:d="M14500 4900c0 2926-6598 860-6598 4134" svg:viewBox="0 0 6599 4135">
          <text:p/>
        </draw:connector>
        <draw:connector draw:style-name="gr7" draw:text-style-name="P4" draw:layer="layout" draw:type="curve" svg:x1="16.2cm" svg:y1="4.1cm" svg:x2="19.2cm" svg:y2="9.9cm" draw:start-shape="id5" draw:start-glue-point="10" draw:end-shape="id2" draw:end-glue-point="10" svg:d="M16200 4100c5253 0 3753 5800 3000 5800" svg:viewBox="0 0 3790 5801">
          <text:p/>
        </draw:connector>
        <draw:connector draw:style-name="gr7" draw:text-style-name="P4" draw:layer="layout" draw:type="curve" draw:line-skew="3.31cm" svg:x1="19.6cm" svg:y1="13.8cm" svg:x2="15.702cm" svg:y2="3.534cm" draw:start-shape="id4" draw:start-glue-point="10" draw:end-shape="id5" draw:end-glue-point="11" svg:d="M19600 13800c5718 0 4765-5501 2361-8343s-6259-3025-6259-1923" svg:viewBox="0 0 8149 10893">
          <text:p/>
        </draw:connector>
        <draw:custom-shape draw:style-name="gr1" draw:text-style-name="P2" draw:layer="layout" svg:width="3.4cm" svg:height="1.6cm" svg:x="7.001cm" svg:y="3.301cm">
          <text:p text:style-name="P1">Telnet</text:p>
          <text:p text:style-name="P1">e,t,c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2cm" svg:height="0.763cm" svg:x="11.1cm" svg:y="3.7cm">
          <draw:text-box>
            <text:p><text:span text:style-name="T1">. . .</text:span></text:p>
          </draw:text-box>
        </draw:frame>
        <draw:frame draw:style-name="gr9" draw:text-style-name="P6" draw:layer="layout" svg:width="3.6cm" svg:height="1.115cm" svg:x="10.8cm" svg:y="12.5cm">
          <draw:text-box>
            <text:p text:style-name="P5">Local Unix Sockets</text:p>
          </draw:text-box>
        </draw:frame>
        <draw:frame draw:style-name="gr9" draw:text-style-name="P6" draw:layer="layout" svg:width="3.6cm" svg:height="1.115cm" svg:x="10.7cm" svg:y="8.801cm">
          <draw:text-box>
            <text:p text:style-name="P5">start <text:s/>thread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font-name="PT Astra Sans1" fo:font-family="'PT Astra Sans'" style:font-style-name="Обычный" style:font-family-generic="swiss" style:font-pitch="variable"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38.5999984741211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53.0999984741211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Обычный" style:page-layout-name="PM1" draw:style-name="Mdp1">
      <draw:frame presentation:style-name="Обычный-title" draw:layer="backgroundobjects" svg:width="24.929cm" svg:height="3.172cm" svg:x="2.385cm" svg:y="1.757cm" presentation:class="title" presentation:placeholder="true">
        <draw:text-box/>
      </draw:frame>
      <draw:frame presentation:style-name="Обычный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2T18:35:08.100705503</meta:creation-date>
    <meta:editing-duration>P1DT7H51M33S</meta:editing-duration>
    <meta:editing-cycles>316</meta:editing-cycles>
    <meta:generator>LibreOffice/7.3.3.2$Linux_X86_64 LibreOffice_project/d1d0ea68f081ee2800a922cac8f79445e4603348</meta:generator>
    <dc:date>2022-07-28T17:00:24.332974678</dc:date>
    <meta:document-statistic meta:object-count="40"/>
  </office:meta>
</office:document-meta>
</file>